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 style:list-style-name="L1">
      <style:paragraph-properties fo:text-align="justify" style:justify-single-word="false"/>
    </style:style>
    <style:style style:name="P4" style:family="paragraph" style:parent-style-name="Standard" style:list-style-name="L2">
      <style:paragraph-properties fo:text-align="justify" style:justify-single-word="false"/>
    </style:style>
    <style:style style:name="P5" style:family="paragraph" style:parent-style-name="Standard" style:list-style-name="L4">
      <style:paragraph-properties fo:text-align="justify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 style:list-style-name="L4">
      <style:paragraph-properties fo:text-align="center" style:justify-single-word="false"/>
    </style:style>
    <style:style style:name="P8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10" style:family="paragraph" style:parent-style-name="Standard">
      <style:paragraph-properties fo:text-align="start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23"/></text:p>
      <text:p text:style-name="Standard"/>
      <text:p text:style-name="Standard"/>
      <text:p text:style-name="P1"><text:s text:c="44"/><text:tab/><text:tab/><text:span text:style-name="T2">CAHIER <text:s/>DES CHARGES</text:span></text:p>
      <text:p text:style-name="P9"/>
      <text:p text:style-name="P6"><text:span text:style-name="T1"><text:s text:c="53"/><text:tab/>Pause Gourmande</text:span><text:tab/><text:tab/><text:tab/><text:tab/><text:tab/></text:p>
      <text:p text:style-name="P10"/>
      <text:p text:style-name="P8"/>
      <text:p text:style-name="P1"><text:s/></text:p>
      <text:p text:style-name="P1"/>
      <text:p text:style-name="P1">Mon objectif est de créer le site vitrine d'un salon de thé où on y déguste cafés, thés et boissons fraîches accompagnés de pâtisseries et viennoiseries artisanales.</text:p>
      <text:p text:style-name="P1"/>
      <text:p text:style-name="P1">Le salon de thé « <text:span text:style-name="T1">Pause Gourmande </text:span>» veut faire connaître son secteur géographique, son service <text:s text:c="2"/>(dégustations diverses :boissons, pâtisseries et viennoiseries ) ainsi que son ambiance.</text:p>
      <text:p text:style-name="P1"/>
      <text:p text:style-name="P9"><text:s/>Le MVP projet sera donc :</text:p>
      <text:list xml:id="list214934316532415867" text:style-name="L1">
        <text:list-item>
          <text:list>
            <text:list-item>
              <text:p text:style-name="P3">De créer un logo pour <text:s/>faire connaître l'enseigne et marquer la clientèle .</text:p>
            </text:list-item>
            <text:list-item>
              <text:p text:style-name="P3">D’indiquer le nom,l'adresse,le numéro de téléphone, <text:s/>les horaires et <text:s/>le lieu de, l'enseigne.</text:p>
            </text:list-item>
            <text:list-item>
              <text:p text:style-name="P3">D' illustrer la la boutique à travers des photos notamment. </text:p>
            </text:list-item>
            <text:list-item>
              <text:p text:style-name="P3">De signaler la possibilité <text:s/>de <text:s/>consommer sur place et <text:s/>à emporter. </text:p>
            </text:list-item>
            <text:list-item>
              <text:p text:style-name="P3">De préciser le <text:s/>type de préparation:artisanales.</text:p>
            </text:list-item>
            <text:list-item>
              <text:p text:style-name="P3">D'énoncer le type de paiement possible : par carte bleue, ticket restaurant,chèque et. espèce.</text:p>
              <text:p text:style-name="P3"/>
            </text:list-item>
          </text:list>
        </text:list-item>
      </text:list>
      <text:p text:style-name="P1"/>
      <text:p text:style-name="P9">Les évolutions <text:s/>potentielles seront donc :</text:p>
      <text:list xml:id="list288845885275478124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">La <text:s/>présentation des différents espaces de l' enseigne.</text:p>
                        </text:list-item>
                        <text:list-item>
                          <text:p text:style-name="P4">La création d'une ambiance sonore en ouverture de site ( via un lecteur audio).</text:p>
                        </text:list-item>
                        <text:list-item>
                          <text:p text:style-name="P4">La conception d' une carte <text:s/>des différents produits.</text:p>
                        </text:list-item>
                        <text:list-item>
                          <text:p text:style-name="P4">La réalisation d'une <text:s/>ancre pour revenir en haut de <text:s/>la page.</text:p>
                        </text:list-item>
                        <text:list-item>
                          <text:p text:style-name="P4">L' ajout d'un petit texte accompagnant chaque photo pour imprégner le client de l' ambiance et susciter l' envie de dégustation .</text:p>
                        </text:list-item>
                        <text:list-item>
                          <text:p text:style-name="P4">La possibilité d’accéder aux réseaux sociaux de l'enseigne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9">Les fonctionnalités du projet  se présenteront sous la forme:</text:p>
      <text:list xml:id="list5318835434359974275" text:style-name="L4">
        <text:list-item>
          <text:list>
            <text:list-item>
              <text:p text:style-name="P5"><text:s/>D'une création de formulaire de contact accompagnée d' une Google maps</text:p>
            </text:list-item>
            <text:list-item>
              <text:p text:style-name="P7">D' un lecteur audio.</text:p>
            </text:list-item>
          </text:list>
        </text:list-item>
      </text:list>
      <text:p text:style-name="P9"/>
      <text:p text:style-name="P9">Technologie utilisée :</text:p>
      <text:p text:style-name="P1">HTML5, CSS , Bootstrap,</text:p>
      <text:p text:style-name="P9"/>
      <text:p text:style-name="P9">La clientèle visée sera :</text:p>
      <text:p text:style-name="P1">Tout public car ce type d' institution attire les passionnés de boissons chaudes et pâtisseries, viennoiseries en tout genres ainsi chacun y trouvera son compte:habitués de salon de thé pour temps de pause ou encore travailleurs en coworking . </text:p>
      <text:p text:style-name="P1"/>
      <text:p text:style-name="P1">La compatibilité des navigateurs sera :</text:p>
      <text:p text:style-name="P1">Google chrome,Firefox,Safari,Edge.</text:p>
      <text:p text:style-name="P1"><text:soft-page-break/><text:s/></text:p>
      <text:p text:style-name="P1"/>
      <text:p text:style-name="P1"/>
      <text:p text:style-name="P1"/>
      <text:p text:style-name="P1"><text:s/></text:p>
      <text:p text:style-name="P1"/>
      <text:p text:style-name="P1"/>
      <text:p text:style-name="P1"><text:s/></text:p>
      <text:p text:style-name="P1"/>
      <text:p text:style-name="P1"/>
      <text:p text:style-name="P1"/>
      <text:p text:style-name="P1"><text:s text:c="7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idalia andre</meta:initial-creator>
    <meta:creation-date>2021-09-07T14:21:16.54</meta:creation-date>
    <dc:date>2021-09-08T12:06:29.23</dc:date>
    <dc:creator>cidalia andre</dc:creator>
    <meta:editing-duration>PT2H24M41S</meta:editing-duration>
    <meta:editing-cycles>5</meta:editing-cycles>
    <meta:generator>OpenOffice/4.1.10$Win32 OpenOffice.org_project/4110m2$Build-9807</meta:generator>
    <meta:document-statistic meta:table-count="0" meta:image-count="0" meta:object-count="0" meta:page-count="2" meta:paragraph-count="33" meta:word-count="306" meta:character-count="2017"/>
  </office:meta>
</office:document-meta>
</file>